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1" svg:font-family="標楷體"/>
    <style:font-face style:name="細明體" svg:font-family="細明體, MingLiU" style:font-family-generic="modern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S PGothic" svg:font-family="'MS PGothic'" style:font-family-generic="swiss" style:font-pitch="variable"/>
  </office:font-face-decls>
  <office:automatic-styles>
    <style:style style:name="表格1" style:family="table">
      <style:table-properties style:width="18.191cm" fo:margin-left="-0.076cm" table:align="left"/>
    </style:style>
    <style:style style:name="表格1.A" style:family="table-column">
      <style:table-column-properties style:column-width="3.307cm"/>
    </style:style>
    <style:style style:name="表格1.B" style:family="table-column">
      <style:table-column-properties style:column-width="6.482cm"/>
    </style:style>
    <style:style style:name="表格1.C" style:family="table-column">
      <style:table-column-properties style:column-width="3.903cm"/>
    </style:style>
    <style:style style:name="表格1.D" style:family="table-column">
      <style:table-column-properties style:column-width="4.498cm"/>
    </style:style>
    <style:style style:name="表格1.1" style:family="table-row">
      <style:table-row-properties style:min-row-height="0.977cm" style:use-optimal-row-height="false"/>
    </style:style>
    <style:style style:name="表格1.A1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2.25pt solid #ff3333" fo:border-bottom="0.25pt solid #000000" style:writing-mode="lr-tb">
        <style:background-image/>
      </style:table-cell-properties>
    </style:style>
    <style:style style:name="表格1.2" style:family="table-row">
      <style:table-row-properties style:min-row-height="1.018cm" style:use-optimal-row-height="false"/>
    </style:style>
    <style:style style:name="表格1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0.25pt solid #000000" style:writing-mode="lr-tb">
        <style:background-image/>
      </style:table-cell-properties>
    </style:style>
    <style:style style:name="表格1.B2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none" fo:border-bottom="0.25pt solid #000000" style:writing-mode="lr-tb">
        <style:background-image/>
      </style:table-cell-properties>
    </style:style>
    <style:style style:name="表格1.3" style:family="table-row">
      <style:table-row-properties style:min-row-height="1.08cm" style:use-optimal-row-height="false"/>
    </style:style>
    <style:style style:name="表格1.4" style:family="table-row">
      <style:table-row-properties style:min-row-height="1.111cm" style:use-optimal-row-height="false"/>
    </style:style>
    <style:style style:name="表格1.5" style:family="table-row">
      <style:table-row-properties style:min-row-height="1.164cm" style:use-optimal-row-height="false"/>
    </style:style>
    <style:style style:name="表格1.B5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表格1.6" style:family="table-row">
      <style:table-row-properties style:min-row-height="1.236cm" style:use-optimal-row-height="false"/>
    </style:style>
    <style:style style:name="表格1.7" style:family="table-row">
      <style:table-row-properties style:min-row-height="0.864cm" style:use-optimal-row-height="false"/>
    </style:style>
    <style:style style:name="表格1.A7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none" fo:border-bottom="0.25pt solid #000000" style:writing-mode="lr-tb">
        <style:background-image/>
      </style:table-cell-properties>
    </style:style>
    <style:style style:name="表格1.8" style:family="table-row">
      <style:table-row-properties style:min-row-height="1.461cm" style:use-optimal-row-height="false"/>
    </style:style>
    <style:style style:name="表格1.9" style:family="table-row">
      <style:table-row-properties style:min-row-height="1.351cm" style:use-optimal-row-height="false"/>
    </style:style>
    <style:style style:name="表格2" style:family="table">
      <style:table-properties style:width="18.191cm" fo:margin-left="-0.099cm" table:align="left"/>
    </style:style>
    <style:style style:name="表格2.A" style:family="table-column">
      <style:table-column-properties style:column-width="3.307cm"/>
    </style:style>
    <style:style style:name="表格2.B" style:family="table-column">
      <style:table-column-properties style:column-width="4.101cm"/>
    </style:style>
    <style:style style:name="表格2.C" style:family="table-column">
      <style:table-column-properties style:column-width="10.783cm"/>
    </style:style>
    <style:style style:name="表格2.1" style:family="table-row">
      <style:table-row-properties style:min-row-height="1.005cm" style:use-optimal-row-height="false"/>
    </style:style>
    <style:style style:name="表格2.A1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0.25pt solid #000000" fo:border-bottom="0.25pt solid #000000" style:writing-mode="lr-tb">
        <style:background-image/>
      </style:table-cell-properties>
    </style:style>
    <style:style style:name="表格2.2" style:family="table-row">
      <style:table-row-properties style:min-row-height="1.229cm" fo:keep-together="always" style:use-optimal-row-height="false"/>
    </style:style>
    <style:style style:name="表格2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0.25pt solid #000000" fo:border-bottom="0.25pt solid #000000" style:writing-mode="lr-tb">
        <style:background-image/>
      </style:table-cell-properties>
    </style:style>
    <style:style style:name="表格2.B2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表格2.C2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0.25pt solid #000000" fo:border-bottom="0.25pt solid #000000" style:writing-mode="lr-tb">
        <style:background-image/>
      </style:table-cell-properties>
    </style:style>
    <style:style style:name="表格2.3" style:family="table-row">
      <style:table-row-properties style:min-row-height="1.568cm" fo:keep-together="always" style:use-optimal-row-height="false"/>
    </style:style>
    <style:style style:name="表格2.B3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表格2.C3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none" fo:border-bottom="0.25pt solid #000000" style:writing-mode="lr-tb">
        <style:background-image/>
      </style:table-cell-properties>
    </style:style>
    <style:style style:name="表格2.4" style:family="table-row">
      <style:table-row-properties style:min-row-height="1.796cm" fo:keep-together="always" style:use-optimal-row-height="false"/>
    </style:style>
    <style:style style:name="表格3" style:family="table">
      <style:table-properties style:width="18.209cm" fo:margin-left="-0.099cm" table:align="left"/>
    </style:style>
    <style:style style:name="表格3.A" style:family="table-column">
      <style:table-column-properties style:column-width="3.307cm"/>
    </style:style>
    <style:style style:name="表格3.B" style:family="table-column">
      <style:table-column-properties style:column-width="5.9cm"/>
    </style:style>
    <style:style style:name="表格3.C" style:family="table-column">
      <style:table-column-properties style:column-width="2.99cm"/>
    </style:style>
    <style:style style:name="表格3.D" style:family="table-column">
      <style:table-column-properties style:column-width="6.011cm"/>
    </style:style>
    <style:style style:name="表格3.1" style:family="table-row">
      <style:table-row-properties style:min-row-height="1.794cm" style:use-optimal-row-height="false"/>
    </style:style>
    <style:style style:name="表格3.A1" style:family="table-cell">
      <style:table-cell-properties style:vertical-align="middle" fo:padding="0.097cm" fo:border-left="2.25pt solid #ff3333" fo:border-right="none" fo:border-top="0.25pt solid #000000" fo:border-bottom="0.25pt solid #000000" style:writing-mode="lr-tb"/>
    </style:style>
    <style:style style:name="表格3.B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表格3.D1" style:family="table-cell">
      <style:table-cell-properties style:vertical-align="middle" fo:padding="0.097cm" fo:border-left="0.25pt solid #000000" fo:border-right="2.25pt solid #ff3333" fo:border-top="0.25pt solid #000000" fo:border-bottom="0.25pt solid #000000" style:writing-mode="lr-tb"/>
    </style:style>
    <style:style style:name="表格3.A2" style:family="table-cell">
      <style:table-cell-properties style:vertical-align="middle" fo:padding="0.097cm" fo:border-left="2.25pt solid #ff3333" fo:border-right="none" fo:border-top="none" fo:border-bottom="0.25pt solid #000000" style:writing-mode="lr-tb"/>
    </style:style>
    <style:style style:name="表格3.B2" style:family="table-cell">
      <style:table-cell-properties style:vertical-align="middle" fo:padding="0.097cm" fo:border-left="0.25pt solid #000000" fo:border-right="2.25pt solid #ff3333" fo:border-top="none" fo:border-bottom="0.25pt solid #000000" style:writing-mode="lr-tb"/>
    </style:style>
    <style:style style:name="表格3.3" style:family="table-row">
      <style:table-row-properties style:min-row-height="1.903cm" style:use-optimal-row-height="false"/>
    </style:style>
    <style:style style:name="表格3.A3" style:family="table-cell">
      <style:table-cell-properties style:vertical-align="middle" fo:padding="0.097cm" fo:border-left="2.25pt solid #ff3333" fo:border-right="none" fo:border-top="none" fo:border-bottom="2.25pt solid #ff3333" style:writing-mode="lr-tb"/>
    </style:style>
    <style:style style:name="表格3.B3" style:family="table-cell">
      <style:table-cell-properties style:vertical-align="middle" fo:padding="0.097cm" fo:border-left="0.25pt solid #000000" fo:border-right="2.25pt solid #ff3333" fo:border-top="none" fo:border-bottom="2.25pt solid #ff3333" style:writing-mode="lr-tb"/>
    </style:style>
    <style:style style:name="表格3.A4" style:family="table-cell">
      <style:table-cell-properties style:vertical-align="middle" fo:background-color="#cfe7f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表格3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D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6" style:family="table-row">
      <style:table-row-properties style:min-row-height="1.732cm" style:use-optimal-row-height="false"/>
    </style:style>
    <style:style style:name="表格3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7" style:family="table-row">
      <style:table-row-properties style:min-row-height="1.591cm" style:use-optimal-row-height="false"/>
    </style:style>
    <style:style style:name="表格3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A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end" style:justify-single-word="false"/>
      <style:text-properties officeooo:paragraph-rsid="005a958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ff0000" style:font-name="標楷體" fo:font-size="8pt" fo:font-weight="bold" style:font-name-asian="標楷體" style:font-size-asian="8pt" style:font-weight-asian="bold" style:font-name-complex="標楷體" style:font-size-complex="8pt" style:font-weight-complex="bold"/>
    </style:style>
    <style:style style:name="P4" style:family="paragraph" style:parent-style-name="Standard">
      <style:text-properties fo:color="#ff0000" fo:font-size="16pt" fo:font-weight="bold" style:font-size-asian="16pt" style:font-weight-asian="bold" style:font-size-complex="14pt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fo:font-weight="bold" style:font-name-asian="標楷體" style:font-size-asian="14pt" style:font-weight-asian="bold" style:font-size-complex="9pt"/>
    </style:style>
    <style:style style:name="P6" style:family="paragraph" style:parent-style-name="Standard">
      <style:paragraph-properties fo:orphans="2" fo:widows="2"/>
      <style:text-properties fo:color="#000000" style:font-name="標楷體" fo:font-size="13pt" style:letter-kerning="false" style:font-name-asian="標楷體" style:font-size-asian="13pt" style:font-name-complex="新細明體1" style:font-size-complex="13pt"/>
    </style:style>
    <style:style style:name="P7" style:family="paragraph" style:parent-style-name="Standard">
      <style:paragraph-properties fo:orphans="2" fo:widows="2"/>
      <style:text-properties fo:color="#000000" style:font-name="標楷體" fo:font-size="13pt" officeooo:paragraph-rsid="00b818a4" style:letter-kerning="false" style:font-name-asian="標楷體" style:font-size-asian="13pt" style:font-name-complex="新細明體1" style:font-size-complex="13pt"/>
    </style:style>
    <style:style style:name="P8" style:family="paragraph" style:parent-style-name="Standard">
      <style:paragraph-properties fo:orphans="2" fo:widows="2"/>
      <style:text-properties fo:color="#000000" style:font-name="標楷體" fo:font-size="14pt" officeooo:paragraph-rsid="00b818a4" style:letter-kerning="false" style:font-name-asian="標楷體" style:font-size-asian="14pt" style:font-name-complex="新細明體1" style:font-size-complex="14pt"/>
    </style:style>
    <style:style style:name="P9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style:font-name-asian="標楷體" style:font-size-asian="14pt" style:font-size-complex="9pt"/>
    </style:style>
    <style:style style:name="P10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officeooo:rsid="0136b237" officeooo:paragraph-rsid="01457ee9" style:font-name-asian="標楷體" style:font-size-asian="14pt" style:language-asian="zh" style:country-asian="TW" style:font-size-complex="9pt"/>
    </style:style>
    <style:style style:name="P11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officeooo:rsid="0136b237" officeooo:paragraph-rsid="014944c3" style:font-name-asian="標楷體" style:font-size-asian="14pt" style:language-asian="zh" style:country-asian="TW" style:font-size-complex="9pt"/>
    </style:style>
    <style:style style:name="P1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officeooo:paragraph-rsid="00b818a4" style:font-name-asian="標楷體" style:font-size-asian="14pt" style:language-asian="zh" style:country-asian="TW" style:font-size-complex="9pt"/>
    </style:style>
    <style:style style:name="P1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officeooo:paragraph-rsid="00b818a4" style:font-name-asian="標楷體" style:font-size-asian="14pt" style:language-asian="zh" style:country-asian="HK" style:font-size-complex="9pt"/>
    </style:style>
    <style:style style:name="P14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fo:font-weight="bold" style:font-name-asian="標楷體" style:font-size-asian="14pt" style:font-weight-asian="bold" style:font-size-complex="14pt"/>
    </style:style>
    <style:style style:name="P15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3pt" officeooo:paragraph-rsid="00298c9b" style:font-name-asian="標楷體" style:font-size-asian="13pt" style:language-asian="zh" style:country-asian="HK" style:font-size-complex="13pt"/>
    </style:style>
    <style:style style:name="P1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3pt" style:font-name-asian="標楷體" style:font-size-asian="13pt" style:font-size-complex="13pt"/>
    </style:style>
    <style:style style:name="P17" style:family="paragraph" style:parent-style-name="Standard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2.488cm"/>
        </style:tab-stops>
      </style:paragraph-properties>
    </style:style>
    <style:style style:name="P18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</style:style>
    <style:style style:name="P19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20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officeooo:paragraph-rsid="006dabf4"/>
    </style:style>
    <style:style style:name="P21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22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7a2d84"/>
    </style:style>
    <style:style style:name="P2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3pt" style:font-name-asian="標楷體" style:font-size-asian="13pt" style:font-name-complex="標楷體" style:font-size-complex="13pt"/>
    </style:style>
    <style:style style:name="P24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  <style:text-properties fo:color="#000000" style:font-name="標楷體" fo:font-size="13pt" officeooo:paragraph-rsid="005fd48d" style:font-name-asian="標楷體" style:font-size-asian="13pt" style:font-name-complex="標楷體" style:font-size-complex="13pt"/>
    </style:style>
    <style:style style:name="P25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3pt" style:font-name-asian="標楷體" style:font-size-asian="13pt" style:font-size-complex="13pt"/>
    </style:style>
    <style:style style:name="P2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4pt" officeooo:paragraph-rsid="00b818a4" style:font-name-asian="標楷體" style:font-size-asian="14pt" style:font-size-complex="9pt"/>
    </style:style>
    <style:style style:name="P27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4pt" officeooo:paragraph-rsid="00cc0f5e" style:font-name-asian="標楷體" style:font-size-asian="14pt" style:font-size-complex="9pt"/>
    </style:style>
    <style:style style:name="P28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" fo:font-size="11pt" officeooo:paragraph-rsid="007f1c27" fo:background-color="transparent" style:font-name-asian="標楷體" style:font-size-asian="11pt" style:language-asian="zh" style:country-asian="TW" style:font-size-complex="11pt"/>
    </style:style>
    <style:style style:name="P29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2pt" officeooo:rsid="01354601" officeooo:paragraph-rsid="00736b14" fo:background-color="transparent" style:font-name-asian="標楷體" style:font-size-asian="12pt" style:font-size-complex="12pt"/>
    </style:style>
    <style:style style:name="P30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0000ff" style:font-name="標楷體" fo:font-size="13pt" style:font-name-asian="標楷體" style:font-size-asian="13pt" style:font-size-complex="13pt"/>
    </style:style>
    <style:style style:name="P31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808080" style:font-name="標楷體" fo:font-size="13pt" officeooo:paragraph-rsid="007f1c27" style:font-name-asian="標楷體" style:font-size-asian="13pt" style:font-size-complex="13pt"/>
    </style:style>
    <style:style style:name="P32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808080" style:font-name="標楷體" fo:font-size="13pt" officeooo:rsid="00535e2c" officeooo:paragraph-rsid="007f1c27" style:font-name-asian="標楷體" style:font-size-asian="13pt" style:font-size-complex="13pt"/>
    </style:style>
    <style:style style:name="P33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1pt" officeooo:paragraph-rsid="00752741" fo:background-color="transparent" style:font-name-asian="標楷體" style:font-size-asian="11pt" style:font-size-complex="11pt"/>
    </style:style>
    <style:style style:name="P34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1pt" officeooo:paragraph-rsid="007c5cdd" fo:background-color="transparent" style:font-name-asian="標楷體" style:font-size-asian="11pt" style:font-size-complex="11pt"/>
    </style:style>
    <style:style style:name="P35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3pt" officeooo:rsid="0076749c" officeooo:paragraph-rsid="0076749c" fo:background-color="transparent" style:font-name-asian="標楷體" style:font-size-asian="13pt" style:font-size-complex="13pt"/>
    </style:style>
    <style:style style:name="P3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3pt" officeooo:rsid="0076749c" officeooo:paragraph-rsid="007c5cdd" fo:background-color="transparent" style:font-name-asian="標楷體" style:font-size-asian="13pt" style:font-size-complex="13pt"/>
    </style:style>
    <style:style style:name="P37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2a6099" style:font-name="標楷體" fo:font-size="13pt" officeooo:paragraph-rsid="007b6db3" style:font-name-asian="標楷體" style:font-size-asian="13pt" style:font-size-complex="13pt"/>
    </style:style>
    <style:style style:name="P38" style:family="paragraph" style:parent-style-name="Text_20_body">
      <style:text-properties text:display="none"/>
    </style:style>
    <style:style style:name="P39" style:family="paragraph" style:parent-style-name="Text_20_body">
      <style:text-properties style:font-name="Calibri" style:font-name-asian="新細明體" style:font-name-complex="Times New Roman" style:font-size-complex="11pt" style:language-complex="ar" style:country-complex="SA" text:display="none"/>
    </style:style>
    <style:style style:name="P40" style:family="paragraph" style:parent-style-name="Standard">
      <style:paragraph-properties fo:margin-left="0.212cm" fo:margin-right="0cm" fo:margin-top="0.088cm" fo:margin-bottom="0cm" loext:contextual-spacing="false" fo:text-align="justify" style:justify-single-word="false" fo:text-indent="0cm" style:auto-text-indent="false" style:snap-to-layout-grid="false">
        <style:tab-stops>
          <style:tab-stop style:position="12.488cm"/>
        </style:tab-stops>
      </style:paragraph-properties>
      <style:text-properties fo:color="#000000" style:font-name="標楷體" fo:font-weight="bold" style:font-name-asian="標楷體" style:font-weight-asian="bold" style:font-name-complex="標楷體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 style:writing-mode="page">
        <style:tab-stops>
          <style:tab-stop style:position="12.488cm"/>
        </style:tab-stops>
      </style:paragraph-properties>
      <style:text-properties style:font-name="標楷體" fo:font-size="14pt" officeooo:paragraph-rsid="00b818a4" style:font-name-asian="標楷體" style:font-size-asian="14pt" style:font-size-complex="9pt"/>
    </style:style>
    <style:style style:name="P42" style:family="paragraph" style:parent-style-name="Standard">
      <loext:graphic-properties draw:fill="none"/>
      <style:paragraph-properties fo:margin-left="0.4cm" fo:margin-right="0cm" fo:margin-top="0.088cm" fo:margin-bottom="0cm" loext:contextual-spacing="false" style:line-height-at-least="0.423cm" fo:text-align="start" style:justify-single-word="false" fo:orphans="2" fo:widows="2" fo:hyphenation-ladder-count="no-limit" fo:text-indent="-0.4cm" style:auto-text-indent="false" fo:background-color="transparent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1pt" officeooo:paragraph-rsid="00736b14" fo:background-color="transparent" style:font-name-asian="標楷體" style:font-size-asian="11pt" style:font-size-complex="11pt" fo:hyphenate="false"/>
    </style:style>
    <style:style style:name="P43" style:family="paragraph" style:parent-style-name="Standard">
      <loext:graphic-properties draw:fill="none"/>
      <style:paragraph-properties fo:margin-left="0.4cm" fo:margin-right="0cm" fo:margin-top="0.088cm" fo:margin-bottom="0cm" loext:contextual-spacing="false" style:line-height-at-least="0.423cm" fo:text-align="start" style:justify-single-word="false" fo:orphans="2" fo:widows="2" fo:hyphenation-ladder-count="no-limit" fo:text-indent="-0.4cm" style:auto-text-indent="false" fo:background-color="transparent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1pt" officeooo:paragraph-rsid="0078e61f" fo:background-color="transparent" style:font-name-asian="標楷體" style:font-size-asian="11pt" style:font-size-complex="11pt" fo:hyphenate="false"/>
    </style:style>
    <style:style style:name="P44" style:family="paragraph" style:parent-style-name="Standard" style:list-style-name="WW8Num1">
      <style:paragraph-properties fo:margin-top="0.088cm" fo:margin-bottom="0cm" loext:contextual-spacing="false" fo:text-align="justify" style:justify-single-word="false" style:snap-to-layout-grid="false">
        <style:tab-stops/>
      </style:paragraph-properties>
      <style:text-properties officeooo:paragraph-rsid="004e85ee"/>
    </style:style>
    <style:style style:name="P45" style:family="paragraph" style:parent-style-name="Standard" style:list-style-name="WW8Num1">
      <style:paragraph-properties fo:margin-top="0.088cm" fo:margin-bottom="0cm" loext:contextual-spacing="false" fo:text-align="justify" style:justify-single-word="false" style:snap-to-layout-grid="false">
        <style:tab-stops/>
      </style:paragraph-properties>
      <style:text-properties officeooo:paragraph-rsid="006db533"/>
    </style:style>
    <style:style style:name="P46" style:family="paragraph" style:parent-style-name="Standard" style:list-style-name="WW8Num1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1.603cm"/>
        </style:tab-stops>
      </style:paragraph-properties>
      <style:text-properties officeooo:paragraph-rsid="004a3a92"/>
    </style:style>
    <style:style style:name="P47" style:family="paragraph" style:parent-style-name="Standard" style:list-style-name="WW8Num1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0.809cm"/>
        </style:tab-stops>
      </style:paragraph-properties>
      <style:text-properties officeooo:paragraph-rsid="004a3a92"/>
    </style:style>
    <style:style style:name="P48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2a6099" style:font-name="標楷體" fo:font-size="13pt" officeooo:paragraph-rsid="007e54a4" style:font-name-asian="標楷體" style:font-size-asian="13pt" style:font-size-complex="13pt"/>
    </style:style>
    <style:style style:name="P49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2pt" officeooo:rsid="01354601" officeooo:paragraph-rsid="00736b14" fo:background-color="transparent" style:font-name-asian="標楷體" style:font-size-asian="12pt" style:font-size-complex="12pt"/>
    </style:style>
    <style:style style:name="P50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" fo:font-size="11pt" officeooo:paragraph-rsid="00814b7b" fo:background-color="transparent" style:font-name-asian="標楷體" style:font-size-asian="11pt" style:language-asian="zh" style:country-asian="TW" style:font-size-complex="11pt"/>
    </style:style>
    <style:style style:name="P51" style:family="paragraph" style:parent-style-name="Header" style:master-page-name="MP0">
      <style:paragraph-properties fo:text-align="center" style:justify-single-word="false" style:page-number="1" fo:break-before="page"/>
    </style:style>
    <style:style style:name="T1" style:family="text">
      <style:text-properties style:font-name="Times New Roman" fo:font-size="9pt" officeooo:rsid="00b818a4" style:font-name-asian="Times New Roman" style:font-size-asian="9pt" style:language-asian="zh" style:country-asian="TW" style:font-name-complex="新細明體" style:font-size-complex="9pt"/>
    </style:style>
    <style:style style:name="T2" style:family="text">
      <style:text-properties style:font-name="Times New Roman" fo:font-size="9pt" officeooo:rsid="0106d9c7" style:font-name-asian="Times New Roman" style:font-size-asian="9pt" style:language-asian="zh" style:country-asian="TW" style:font-name-complex="新細明體" style:font-size-complex="9pt"/>
    </style:style>
    <style:style style:name="T3" style:family="text">
      <style:text-properties style:font-name="新細明體" fo:font-size="9pt" style:font-size-asian="9pt" style:language-asian="zh" style:country-asian="HK" style:font-name-complex="新細明體" style:font-size-complex="9pt"/>
    </style:style>
    <style:style style:name="T4" style:family="text">
      <style:text-properties style:font-name="新細明體" fo:font-size="9pt" style:font-size-asian="9pt" style:language-asian="zh" style:country-asian="TW" style:font-name-complex="新細明體" style:font-size-complex="9pt"/>
    </style:style>
    <style:style style:name="T5" style:family="text">
      <style:text-properties style:font-name="新細明體" fo:font-size="9pt" style:font-size-asian="9pt" style:font-name-complex="新細明體" style:font-size-complex="9pt"/>
    </style:style>
    <style:style style:name="T6" style:family="text">
      <style:text-properties style:font-name="新細明體" fo:font-size="9pt" officeooo:rsid="003efcf9" style:font-size-asian="9pt" style:font-name-complex="新細明體" style:font-size-complex="9pt"/>
    </style:style>
    <style:style style:name="T7" style:family="text">
      <style:text-properties style:font-name="新細明體" fo:font-size="9pt" officeooo:rsid="0065fe6c" style:font-size-asian="9pt" style:font-name-complex="新細明體" style:font-size-complex="9pt"/>
    </style:style>
    <style:style style:name="T8" style:family="text">
      <style:text-properties style:font-name="新細明體" fo:font-size="9pt" officeooo:rsid="0062c58e" style:font-size-asian="9pt" style:font-name-complex="新細明體" style:font-size-complex="9pt"/>
    </style:style>
    <style:style style:name="T9" style:family="text">
      <style:text-properties style:font-name="新細明體" fo:font-size="9pt" officeooo:rsid="006db533" style:font-size-asian="9pt" style:font-name-complex="新細明體" style:font-size-complex="9pt"/>
    </style:style>
    <style:style style:name="T10" style:family="text">
      <style:text-properties style:font-name="標楷體" style:font-name-asian="標楷體" style:font-name-complex="標楷體"/>
    </style:style>
    <style:style style:name="T11" style:family="text">
      <style:text-properties style:font-name="標楷體" style:font-name-asian="標楷體" style:font-name-complex="標楷體" style:font-weight-complex="bold"/>
    </style:style>
    <style:style style:name="T12" style:family="text">
      <style:text-properties style:font-name="標楷體" style:font-name-asian="標楷體" style:font-name-complex="標楷體" style:font-size-complex="12pt"/>
    </style:style>
    <style:style style:name="T13" style:family="text">
      <style:text-properties style:font-name="標楷體" fo:language="zh" fo:country="TW" style:font-name-asian="標楷體" style:font-name-complex="標楷體"/>
    </style:style>
    <style:style style:name="T14" style:family="text">
      <style:text-properties style:font-name="標楷體" fo:font-size="16pt" fo:font-weight="bold" style:font-name-asian="標楷體" style:font-size-asian="16pt" style:font-weight-asian="bold" style:font-size-complex="16pt"/>
    </style:style>
    <style:style style:name="T15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16" style:family="text">
      <style:text-properties style:font-name="標楷體" fo:font-size="16pt" fo:font-weight="bold" officeooo:rsid="003acda2" style:font-name-asian="標楷體" style:font-size-asian="16pt" style:font-weight-asian="bold" style:font-name-complex="標楷體" style:font-size-complex="16pt"/>
    </style:style>
    <style:style style:name="T17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18" style:family="text">
      <style:text-properties style:font-name="標楷體" fo:font-size="14pt" style:font-name-asian="標楷體" style:font-size-asian="14pt" style:font-size-complex="9pt"/>
    </style:style>
    <style:style style:name="T19" style:family="text">
      <style:text-properties style:font-name="標楷體" fo:font-size="14pt" style:font-name-asian="標楷體" style:font-size-asian="14pt" style:language-asian="zh" style:country-asian="HK" style:font-size-complex="9pt"/>
    </style:style>
    <style:style style:name="T20" style:family="text">
      <style:text-properties style:font-name="標楷體" fo:font-size="14pt" style:font-name-asian="標楷體" style:font-size-asian="14pt" style:language-asian="zh" style:country-asian="HK" style:font-name-complex="標楷體" style:font-size-complex="9pt"/>
    </style:style>
    <style:style style:name="T21" style:family="text">
      <style:text-properties style:font-name="標楷體" fo:font-size="14pt" style:font-name-asian="標楷體" style:font-size-asian="14pt" style:language-asian="zh" style:country-asian="TW" style:font-name-complex="標楷體" style:font-size-complex="9pt"/>
    </style:style>
    <style:style style:name="T22" style:family="text">
      <style:text-properties style:font-name="標楷體" fo:font-size="14pt" fo:font-weight="bold" style:font-name-asian="標楷體" style:font-size-asian="14pt" style:language-asian="zh" style:country-asian="HK" style:font-weight-asian="bold" style:font-size-complex="9pt"/>
    </style:style>
    <style:style style:name="T23" style:family="text">
      <style:text-properties style:font-name="標楷體" fo:font-size="14pt" fo:font-weight="bold" style:font-name-asian="標楷體" style:font-size-asian="14pt" style:font-weight-asian="bold" style:font-size-complex="9pt"/>
    </style:style>
    <style:style style:name="T24" style:family="text">
      <style:text-properties style:font-name="標楷體" fo:font-size="14pt" style:text-underline-style="none" style:font-name-asian="標楷體" style:font-size-asian="14pt" style:language-asian="zh" style:country-asian="HK" style:font-name-complex="標楷體" style:font-size-complex="9pt"/>
    </style:style>
    <style:style style:name="T25" style:family="text">
      <style:text-properties style:font-name="標楷體" fo:font-size="14pt" style:text-underline-style="none" style:font-name-asian="標楷體" style:font-size-asian="14pt" style:language-asian="zh" style:country-asian="TW" style:font-name-complex="標楷體" style:font-size-complex="9pt"/>
    </style:style>
    <style:style style:name="T26" style:family="text">
      <style:text-properties style:font-name="標楷體" fo:font-size="14pt" fo:background-color="transparent" loext:char-shading-value="0" style:font-name-asian="標楷體" style:font-size-asian="14pt" style:language-asian="zh" style:country-asian="HK" style:font-name-complex="標楷體" style:font-size-complex="9pt"/>
    </style:style>
    <style:style style:name="T27" style:family="text">
      <style:text-properties style:font-name="標楷體" fo:font-size="14pt" fo:background-color="transparent" loext:char-shading-value="0" style:font-name-asian="標楷體" style:font-size-asian="14pt" style:language-asian="zh" style:country-asian="TW" style:font-name-complex="標楷體" style:font-size-complex="9pt"/>
    </style:style>
    <style:style style:name="T28" style:family="text">
      <style:text-properties fo:color="#ff0000"/>
    </style:style>
    <style:style style:name="T29" style:family="text">
      <style:text-properties fo:color="#ff0000" style:font-name="標楷體" fo:font-size="11pt" style:font-name-asian="標楷體" style:font-size-asian="11pt" style:language-asian="zh" style:country-asian="HK" style:font-name-complex="標楷體" style:font-size-complex="9pt"/>
    </style:style>
    <style:style style:name="T30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HK" style:font-name-complex="標楷體" style:font-size-complex="9pt"/>
    </style:style>
    <style:style style:name="T31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HK" style:font-size-complex="9pt"/>
    </style:style>
    <style:style style:name="T32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TW" style:font-name-complex="標楷體" style:font-size-complex="9pt"/>
    </style:style>
    <style:style style:name="T33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TW" style:font-size-complex="9pt"/>
    </style:style>
    <style:style style:name="T34" style:family="text">
      <style:text-properties fo:color="#ff0000" fo:font-size="11pt" style:text-underline-style="none" fo:font-weight="normal" fo:background-color="transparent" loext:char-shading-value="0" style:font-size-asian="11pt" style:font-weight-asian="normal" style:font-name-complex="標楷體" style:font-size-complex="11pt" style:font-weight-complex="normal"/>
    </style:style>
    <style:style style:name="T35" style:family="text">
      <style:text-properties fo:color="#ff0000" fo:font-size="11pt" officeooo:rsid="0076749c" fo:background-color="transparent" loext:char-shading-value="0" style:font-size-asian="11pt" style:language-asian="zh" style:country-asian="TW" style:font-name-complex="標楷體" style:font-size-complex="11pt"/>
    </style:style>
    <style:style style:name="T36" style:family="text">
      <style:text-properties fo:color="#ff0000" fo:font-size="11pt" officeooo:rsid="007544a9" fo:background-color="transparent" loext:char-shading-value="0" style:font-size-asian="11pt" style:language-asian="zh" style:country-asian="TW" style:font-name-complex="標楷體" style:font-size-complex="11pt"/>
    </style:style>
    <style:style style:name="T37" style:family="text">
      <style:text-properties fo:color="#ff0000" fo:background-color="transparent" loext:char-shading-value="0"/>
    </style:style>
    <style:style style:name="T38" style:family="text">
      <style:text-properties fo:color="#ff0000" officeooo:rsid="0076749c" fo:background-color="transparent" loext:char-shading-value="0" style:language-asian="zh" style:country-asian="TW" style:font-name-complex="標楷體"/>
    </style:style>
    <style:style style:name="T39" style:family="text">
      <style:text-properties fo:color="#ff0000" officeooo:rsid="007544a9" fo:background-color="transparent" loext:char-shading-value="0" style:language-asian="zh" style:country-asian="TW" style:font-name-complex="標楷體"/>
    </style:style>
    <style:style style:name="T40" style:family="text">
      <style:text-properties fo:color="#ff0000" fo:font-size="12pt" officeooo:rsid="0076749c" fo:background-color="transparent" loext:char-shading-value="0" style:font-size-asian="12pt" style:language-asian="zh" style:country-asian="TW" style:font-name-complex="標楷體" style:font-size-complex="12pt"/>
    </style:style>
    <style:style style:name="T41" style:family="text">
      <style:text-properties fo:color="#ff0000" fo:font-size="12pt" officeooo:rsid="007c5cdd" fo:background-color="transparent" loext:char-shading-value="0" style:font-size-asian="12pt" style:language-asian="zh" style:country-asian="TW" style:font-name-complex="標楷體" style:font-size-complex="12pt"/>
    </style:style>
    <style:style style:name="T42" style:family="text">
      <style:text-properties fo:color="#ff0000" fo:font-size="12pt" officeooo:rsid="007544a9" fo:background-color="transparent" loext:char-shading-value="0" style:font-size-asian="12pt" style:language-asian="zh" style:country-asian="TW" style:font-name-complex="標楷體" style:font-size-complex="12pt"/>
    </style:style>
    <style:style style:name="T43" style:family="text">
      <style:text-properties fo:color="#000000" style:font-name="標楷體" fo:font-size="14pt" style:font-name-asian="標楷體" style:font-size-asian="14pt" style:language-asian="zh" style:country-asian="HK" style:font-size-complex="9pt"/>
    </style:style>
    <style:style style:name="T44" style:family="text">
      <style:text-properties fo:color="#000000" style:font-name="標楷體" fo:font-size="14pt" style:font-name-asian="標楷體" style:font-size-asian="14pt" style:language-asian="zh" style:country-asian="TW" style:font-size-complex="9pt"/>
    </style:style>
    <style:style style:name="T45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46" style:family="text">
      <style:text-properties fo:color="#000000" style:font-name="標楷體" fo:font-size="12pt" fo:language="zxx" fo:country="none" officeooo:rsid="0046671a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47" style:family="text">
      <style:text-properties fo:color="#000000" style:font-name="標楷體" fo:font-size="12pt" fo:language="zxx" fo:country="none" officeooo:rsid="00cf3d8c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48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xx" style:country-asian="none" style:font-name-complex="標楷體" style:font-size-complex="14pt" style:language-complex="zxx" style:country-complex="none"/>
    </style:style>
    <style:style style:name="T49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TW" style:font-name-complex="標楷體" style:font-size-complex="14pt" style:language-complex="zxx" style:country-complex="none"/>
    </style:style>
    <style:style style:name="T50" style:family="text">
      <style:text-properties fo:color="#000000" style:font-name="標楷體" fo:font-size="12pt" fo:language="zxx" fo:country="none" officeooo:rsid="00806995" fo:background-color="transparent" loext:char-shading-value="0" style:font-name-asian="標楷體" style:font-size-asian="12pt" style:language-asian="zh" style:country-asian="TW" style:font-name-complex="標楷體" style:font-size-complex="14pt" style:language-complex="zxx" style:country-complex="none"/>
    </style:style>
    <style:style style:name="T51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52" style:family="text">
      <style:text-properties fo:color="#000000" style:font-name="標楷體" fo:font-size="12pt" fo:language="zxx" fo:country="none" officeooo:rsid="00266e57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53" style:family="text">
      <style:text-properties fo:color="#000000" style:font-name="標楷體" fo:font-size="12pt" fo:language="zxx" fo:country="none" officeooo:rsid="00cf3d8c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54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55" style:family="text">
      <style:text-properties fo:color="#000000" style:font-name="標楷體" fo:font-size="12pt" fo:language="zxx" fo:country="none" officeooo:rsid="00266e57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56" style:family="text">
      <style:text-properties fo:color="#000000" style:font-name="標楷體" fo:font-size="12pt" fo:language="zxx" fo:country="none" officeooo:rsid="00277f8d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57" style:family="text">
      <style:text-properties fo:color="#000000" style:font-name="標楷體" fo:font-size="12pt" fo:background-color="transparent" loext:char-shading-value="0" style:font-name-asian="標楷體" style:font-size-asian="12pt" style:language-asian="zh" style:country-asian="HK" style:font-name-complex="標楷體" style:font-size-complex="12pt"/>
    </style:style>
    <style:style style:name="T58" style:family="text">
      <style:text-properties fo:color="#000000" style:font-name="標楷體" fo:font-size="12pt" fo:background-color="transparent" loext:char-shading-value="0" style:font-name-asian="標楷體" style:font-size-asian="12pt" style:font-name-complex="標楷體" style:font-size-complex="12pt"/>
    </style:style>
    <style:style style:name="T59" style:family="text">
      <style:text-properties fo:color="#000000" style:letter-kerning="false" style:font-name-complex="新細明體1"/>
    </style:style>
    <style:style style:name="T60" style:family="text">
      <style:text-properties fo:color="#000000" style:letter-kerning="false" style:language-asian="zh" style:country-asian="TW" style:font-name-complex="新細明體1"/>
    </style:style>
    <style:style style:name="T61" style:family="text">
      <style:text-properties fo:color="#000000" fo:font-size="13pt" fo:background-color="transparent" loext:char-shading-value="0" style:font-size-asian="13pt" style:font-name-complex="標楷體" style:font-size-complex="13pt"/>
    </style:style>
    <style:style style:name="T62" style:family="text">
      <style:text-properties fo:color="#000000" fo:font-size="13pt" officeooo:rsid="01457ee9" fo:background-color="transparent" loext:char-shading-value="0" style:font-size-asian="13pt" style:font-name-complex="標楷體" style:font-size-complex="13pt"/>
    </style:style>
    <style:style style:name="T63" style:family="text">
      <style:text-properties fo:color="#000000" fo:font-size="13pt" fo:background-color="transparent" loext:char-shading-value="0" style:font-size-asian="13pt" style:language-asian="zh" style:country-asian="HK" style:font-name-complex="標楷體" style:font-size-complex="13pt"/>
    </style:style>
    <style:style style:name="T64" style:family="text">
      <style:text-properties fo:color="#000000" style:text-underline-style="solid" style:text-underline-width="auto" style:text-underline-color="font-color" fo:background-color="transparent" loext:char-shading-value="0" style:language-asian="zh" style:country-asian="HK" style:font-name-complex="標楷體"/>
    </style:style>
    <style:style style:name="T65" style:family="text">
      <style:text-properties fo:color="#000000" style:text-underline-style="solid" style:text-underline-width="auto" style:text-underline-color="font-color" fo:background-color="transparent" loext:char-shading-value="0" style:font-name-complex="標楷體"/>
    </style:style>
    <style:style style:name="T66" style:family="text">
      <style:text-properties fo:color="#000000" style:text-underline-style="none" fo:background-color="transparent" loext:char-shading-value="0" style:font-name-complex="標楷體"/>
    </style:style>
    <style:style style:name="T67" style:family="text">
      <style:text-properties fo:color="#000000" style:language-asian="zh" style:country-asian="TW"/>
    </style:style>
    <style:style style:name="T68" style:family="text">
      <style:text-properties fo:color="#000000" officeooo:rsid="0136b237" style:language-asian="zh" style:country-asian="TW"/>
    </style:style>
    <style:style style:name="T69" style:family="text">
      <style:text-properties style:language-asian="zh" style:country-asian="TW"/>
    </style:style>
    <style:style style:name="T70" style:family="text">
      <style:text-properties officeooo:rsid="00c914ec" style:language-asian="zh" style:country-asian="TW"/>
    </style:style>
    <style:style style:name="T71" style:family="text">
      <style:text-properties fo:font-size="13pt" fo:background-color="transparent" loext:char-shading-value="0" style:font-size-asian="13pt" style:font-name-complex="標楷體" style:font-size-complex="13pt"/>
    </style:style>
    <style:style style:name="T72" style:family="text">
      <style:text-properties fo:color="#800000" fo:font-size="13pt" fo:background-color="transparent" loext:char-shading-value="0" style:font-size-asian="13pt" style:language-asian="zh" style:country-asian="TW" style:font-name-complex="標楷體" style:font-size-complex="13pt"/>
    </style:style>
    <style:style style:name="T73" style:family="text">
      <style:text-properties fo:color="#800000" officeooo:rsid="00c914ec" fo:background-color="transparent" loext:char-shading-value="0" style:language-asian="zh" style:country-asian="TW" style:font-name-complex="標楷體"/>
    </style:style>
    <style:style style:name="T74" style:family="text">
      <style:text-properties officeooo:rsid="00535e2c"/>
    </style:style>
    <style:style style:name="T75" style:family="text">
      <style:text-properties fo:color="#808080"/>
    </style:style>
    <style:style style:name="T76" style:family="text">
      <style:text-properties fo:color="#808080" officeooo:rsid="005fd48d" style:font-name-asian="標楷體1"/>
    </style:style>
    <style:style style:name="T77" style:family="text">
      <style:text-properties fo:font-variant="normal" fo:text-transform="none" fo:color="#000000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78" style:family="text">
      <style:text-properties fo:font-variant="normal" fo:text-transform="none" fo:color="#000000" style:font-name="標楷體" fo:font-size="12pt" fo:letter-spacing="normal" officeooo:rsid="01354601" fo:background-color="transparent" loext:char-shading-value="0" style:font-name-asian="標楷體" style:font-size-asian="12pt" style:font-style-asian="normal" style:font-weight-asian="normal" style:font-name-complex="Times New Roman" style:font-size-complex="12pt" style:language-complex="ar" style:country-complex="SA"/>
    </style:style>
    <style:style style:name="T79" style:family="text">
      <style:text-properties fo:font-variant="normal" fo:text-transform="none" style:use-window-font-color="true" style:font-name="標楷體" fo:font-size="13pt" fo:letter-spacing="normal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80" style:family="text">
      <style:text-properties fo:font-variant="normal" fo:text-transform="none" style:use-window-font-color="true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81" style:family="text">
      <style:text-properties fo:font-variant="normal" fo:text-transform="none" style:use-window-font-color="true" style:font-name="標楷體" fo:font-size="13pt" fo:letter-spacing="normal" officeooo:rsid="006789c1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82" style:family="text">
      <style:text-properties fo:font-variant="normal" fo:text-transform="none" fo:letter-spacing="normal" style:font-style-asian="normal" style:font-weight-asian="normal" style:font-name-complex="Times New Roman" style:language-complex="ar" style:country-complex="SA"/>
    </style:style>
    <style:style style:name="T83" style:family="text">
      <style:text-properties style:use-window-font-color="true" fo:font-size="14pt" fo:background-color="transparent" loext:char-shading-value="0" style:font-size-asian="14pt" style:font-name-complex="標楷體" style:font-size-complex="9pt"/>
    </style:style>
    <style:style style:name="T84" style:family="text">
      <style:text-properties style:use-window-font-color="true" fo:font-size="14pt" officeooo:rsid="0076749c" fo:background-color="transparent" loext:char-shading-value="0" style:font-size-asian="14pt" style:language-asian="zh" style:country-asian="TW" style:font-name-complex="標楷體" style:font-size-complex="9pt"/>
    </style:style>
    <style:style style:name="T85" style:family="text">
      <style:text-properties officeooo:rsid="00806995"/>
    </style:style>
    <style:style style:name="T86" style:family="text">
      <style:text-properties fo:color="#666666"/>
    </style:style>
    <style:style style:name="T87" style:family="text">
      <style:text-properties fo:color="#666666" style:language-asian="zh" style:country-asian="TW"/>
    </style:style>
    <style:style style:name="T88" style:family="text">
      <style:text-properties fo:color="#666666" officeooo:rsid="00736b14" style:language-asian="zh" style:country-asian="TW"/>
    </style:style>
    <style:style style:name="T89" style:family="text">
      <style:text-properties fo:color="#666666" officeooo:rsid="007e8c60" style:language-asian="zh" style:country-asian="TW"/>
    </style:style>
    <style:style style:name="T90" style:family="text">
      <style:text-properties fo:color="#666666" officeooo:rsid="0136b237" style:language-asian="zh" style:country-asian="TW"/>
    </style:style>
    <style:style style:name="T91" style:family="text">
      <style:text-properties fo:color="#666666" officeooo:rsid="014102f8" style:language-asian="zh" style:country-asian="TW"/>
    </style:style>
    <style:style style:name="T92" style:family="text">
      <style:text-properties fo:color="#666666" officeooo:rsid="015ba328" style:language-asian="zh" style:country-asian="TW"/>
    </style:style>
    <style:style style:name="T93" style:family="text">
      <style:text-properties fo:color="#666666" officeooo:rsid="00736b14"/>
    </style:style>
    <style:style style:name="T94" style:family="text">
      <style:text-properties fo:color="#666666" officeooo:rsid="015ba328"/>
    </style:style>
    <style:style style:name="T95" style:family="text">
      <style:text-properties fo:color="#666666" officeooo:rsid="014102f8"/>
    </style:style>
    <style:style style:name="T96" style:family="text">
      <style:text-properties fo:color="#666666" officeooo:rsid="01627d06"/>
    </style:style>
    <style:style style:name="T97" style:family="text">
      <style:text-properties fo:color="#666666" officeooo:rsid="00814b7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draw:frame draw:style-name="fr1" draw:name="框架1" text:anchor-type="paragraph" svg:x="18.15cm" svg:y="0.787cm" svg:width="0.443cm" style:rel-width="scale" svg:height="6.899cm" style:rel-height="scale" draw:z-index="0"><draw:text-box><text:p text:style-name="P3">※紅框線內各欄請參照填表說明詳細填寫。</text:p><text:p text:style-name="P3"/></draw:text-box></draw:frame><text:span text:style-name="預設段落字型"><text:span text:style-name="T14">數位服務個人化平臺</text:span></text:span><text:span text:style-name="預設段落字型"><text:span text:style-name="T15">服務提供者</text:span></text:span><text:span text:style-name="預設段落字型"><text:span text:style-name="T16">介接</text:span></text:span><text:span text:style-name="預設段落字型"><text:span text:style-name="T15">申請表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4" office:value-type="string">
            <text:p text:style-name="P5">服 務 提 供 者 基 本 資 料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9">機關(構)類別</text:p>
          </table:table-cell>
          <table:table-cell table:style-name="表格1.B2" table:number-columns-spanned="3" office:value-type="string">
            <text:p text:style-name="P17"><text:span text:style-name="預設段落字型"><text:span text:style-name="T12"><text:s/></text:span></text:span><text:span text:style-name="預設段落字型"><text:span text:style-name="T17">□公務機關 <text:s/>□ 非公務機關</text:span></text:span></text:p>
          </table:table-cell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9">機關(構)名稱</text:p>
          </table:table-cell>
          <table:table-cell table:style-name="表格1.B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9">機關(構)地址</text:p>
          </table:table-cell>
          <table:table-cell table:style-name="表格1.B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9">承辦人姓名</text:p>
          </table:table-cell>
          <table:table-cell table:style-name="表格1.B5" office:value-type="string">
            <text:p text:style-name="P9"/>
          </table:table-cell>
          <table:table-cell table:style-name="表格1.B5" office:value-type="string">
            <text:p text:style-name="P9">承辦人電話</text:p>
          </table:table-cell>
          <table:table-cell table:style-name="表格1.B2" office:value-type="string">
            <text:p text:style-name="P9"/>
          </table:table-cell>
        </table:table-row>
        <table:table-row table:style-name="表格1.6">
          <table:table-cell table:style-name="表格1.A2" office:value-type="string">
            <text:p text:style-name="P9">承辦人</text:p>
            <text:p text:style-name="P9">電子郵件</text:p>
          </table:table-cell>
          <table:table-cell table:style-name="表格1.B5" office:value-type="string">
            <text:p text:style-name="P9"/>
          </table:table-cell>
          <table:table-cell table:style-name="表格1.B5" office:value-type="string">
            <text:p text:style-name="P41">承辦人</text:p>
            <text:p text:style-name="P41">我的E政府帳號<text:span text:style-name="T67">(主帳號</text:span><text:span text:style-name="T68">)</text:span></text:p>
          </table:table-cell>
          <table:table-cell table:style-name="表格1.B2" office:value-type="string">
            <text:p text:style-name="P9"/>
          </table:table-cell>
        </table:table-row>
        <table:table-row table:style-name="表格1.7">
          <table:table-cell table:style-name="表格1.A7" table:number-columns-spanned="4" office:value-type="string">
            <text:p text:style-name="P18"><text:span text:style-name="預設段落字型"><text:span text:style-name="T22">申</text:span></text:span><text:span text:style-name="預設段落字型"><text:span text:style-name="T23"> </text:span></text:span><text:span text:style-name="預設段落字型"><text:span text:style-name="T22">請</text:span></text:span><text:span text:style-name="預設段落字型"><text:span text:style-name="T23"> </text:span></text:span><text:span text:style-name="預設段落字型"><text:span text:style-name="T22">事</text:span></text:span><text:span text:style-name="預設段落字型"><text:span text:style-name="T23"> </text:span></text:span><text:span text:style-name="預設段落字型"><text:span text:style-name="T22">項</text:span></text:span></text:p>
          </table:table-cell>
          <table:covered-table-cell/>
          <table:covered-table-cell/>
          <table:covered-table-cell/>
        </table:table-row>
        <table:table-row table:style-name="表格1.8">
          <table:table-cell table:style-name="表格1.A2" office:value-type="string">
            <text:p text:style-name="P19"><text:span text:style-name="預設段落字型"><text:span text:style-name="T18">申請項</text:span></text:span><text:span text:style-name="預設段落字型"><text:span text:style-name="T19">目</text:span></text:span></text:p>
          </table:table-cell>
          <table:table-cell table:style-name="表格1.B2" table:number-columns-spanned="3" office:value-type="string">
            <text:p text:style-name="P22"><text:span text:style-name="預設段落字型"><text:span text:style-name="T20"><text:s/>□ </text:span></text:span><text:span text:style-name="預設段落字型"><text:span text:style-name="T26">測試</text:span></text:span><text:span text:style-name="預設段落字型"><text:span text:style-name="T27">與試營運</text:span></text:span><text:span text:style-name="預設段落字型"><text:span text:style-name="T20"> </text:span></text:span><text:span text:style-name="預設段落字型"><text:span text:style-name="T21">　</text:span></text:span><text:span text:style-name="預設段落字型"><text:span text:style-name="T20"> □ 上線　 </text:span></text:span><text:span text:style-name="預設段落字型"><text:span text:style-name="T21"><text:s/></text:span></text:span><text:span text:style-name="預設段落字型"><text:span text:style-name="T20">□ </text:span></text:span><text:span text:style-name="預設段落字型"><text:span text:style-name="T21">上線後</text:span></text:span><text:span text:style-name="預設段落字型"><text:span text:style-name="T20">異動</text:span></text:span><text:span text:style-name="預設段落字型"><text:span text:style-name="T21">　</text:span></text:span><text:span text:style-name="預設段落字型"><text:span text:style-name="T24"> □ </text:span></text:span><text:span text:style-name="預設段落字型"><text:span text:style-name="T25">終止</text:span></text:span></text:p>
          </table:table-cell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13">預計日期</text:p>
          </table:table-cell>
          <table:table-cell table:style-name="表格1.B2" table:number-columns-spanned="3" office:value-type="string">
            <text:p text:style-name="P21"/>
            <text:p text:style-name="P21"><text:span text:style-name="預設段落字型"><text:span text:style-name="T29"/></text:span></text:p>
            <text:p text:style-name="P22"><text:span text:style-name="預設段落字型"><text:span text:style-name="T30">*</text:span></text:span><text:span text:style-name="預設段落字型"><text:span text:style-name="T32">申請</text:span></text:span><text:span text:style-name="預設段落字型"><text:span text:style-name="T30">測試</text:span></text:span><text:span text:style-name="預設段落字型"><text:span text:style-name="T32">與試營運</text:span></text:span><text:span text:style-name="預設段落字型"><text:span text:style-name="T33">請分別填寫</text:span></text:span><text:span text:style-name="預設段落字型"><text:span text:style-name="T31">測試</text:span></text:span><text:span text:style-name="預設段落字型"><text:span text:style-name="T33">期間與試營運期間，最長合計以3個月為限，其他請填寫預計上線、異動或下架日期。</text:span></text:span></text:p>
          </table:table-cell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12">備註</text:p>
          </table:table-cell>
          <table:table-cell table:style-name="表格1.B2" table:number-columns-spanned="3" office:value-type="string">
            <text:p text:style-name="P10"><text:span text:style-name="預設段落字型"><text:span text:style-name="T62">1.</text:span></text:span><text:span text:style-name="預設段落字型"><text:span text:style-name="T61">申請測試與試營運，請提供客戶端</text:span></text:span><text:span text:style-name="預設段落字型"><text:span text:style-name="T63">連線IP位址</text:span></text:span><text:span text:style-name="預設段落字型"><text:span text:style-name="T61">：</text:span></text:span><text:span text:style-name="預設段落字型"><text:span text:style-name="T64">　 <text:s text:c="7"/></text:span></text:span><text:span text:style-name="預設段落字型"><text:span text:style-name="T61"><text:s/></text:span></text:span><text:span text:style-name="預設段落字型"><text:span text:style-name="T34">*至多三組</text:span></text:span></text:p>
            <text:p text:style-name="P11"><text:span text:style-name="預設段落字型"><text:span text:style-name="T62">2.申請上線後異動，請說明異動項目：</text:span></text:span><text:span text:style-name="預設段落字型"><text:span text:style-name="T64">　 <text:s text:c="4"/></text:span></text:span><text:span text:style-name="預設段落字型"><text:span text:style-name="T65">　</text:span></text:span><text:span text:style-name="預設段落字型"><text:span text:style-name="T66">　</text:span></text:span><text:span text:style-name="預設段落字型"><text:span text:style-name="T34">*例如新增資料集欄位</text:span></text:span></text:p>
          </table:table-cell>
          <table:covered-table-cell/>
          <table:covered-table-cell/>
        </table:table-row>
      </table:table>
      <text:p text:style-name="P38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14"><text:s/>服 務 項 目 說 明</text:p>
          </table:table-cell>
          <table:covered-table-cell/>
          <table:covered-table-cell/>
        </table:table-row>
        <table:table-row table:style-name="表格2.2">
          <table:table-cell table:style-name="表格2.A2" table:number-rows-spanned="9" office:value-type="string">
            <text:p text:style-name="P15">服務一</text:p>
            <text:p text:style-name="P15"/>
            <text:p text:style-name="P15"><text:span text:style-name="預設段落字型"><text:span text:style-name="T59">(*如</text:span></text:span><text:span text:style-name="預設段落字型"><text:span text:style-name="T60">二</text:span></text:span><text:span text:style-name="預設段落字型"><text:span text:style-name="T59">個以上服務請自行增加)</text:span></text:span></text:p>
          </table:table-cell>
          <table:table-cell table:style-name="表格2.B2" office:value-type="string">
            <text:p text:style-name="P16">服務名稱</text:p>
          </table:table-cell>
          <table:table-cell table:style-name="表格2.C2" office:value-type="string">
            <text:p text:style-name="P16"/>
          </table:table-cell>
        </table:table-row>
        <table:table-row table:style-name="表格2.3">
          <table:covered-table-cell/>
          <table:table-cell table:style-name="表格2.B3" office:value-type="string">
            <text:p text:style-name="P16">服務目的</text:p>
            <text:p text:style-name="P16">與內容</text:p>
          </table:table-cell>
          <table:table-cell table:style-name="表格2.C3" office:value-type="string">
            <text:p text:style-name="P16"/>
          </table:table-cell>
        </table:table-row>
        <table:table-row table:style-name="表格2.4">
          <table:covered-table-cell/>
          <table:table-cell table:style-name="表格2.B3" office:value-type="string">
            <text:p text:style-name="P25">資料集項目</text:p>
          </table:table-cell>
          <table:table-cell table:style-name="表格2.C3" office:value-type="string">
            <text:p text:style-name="P31"><text:span text:style-name="T28">*請分項列</text:span><text:span text:style-name="T37">示資料提供單位及資料集名稱</text:span>，例如：</text:p>
            <text:p text:style-name="P31"><text:span text:style-name="T74">1.</text:span>內政部戶政司/<text:span text:style-name="T74">個人戶籍資料</text:span></text:p>
            <text:p text:style-name="P32">2.衛生福利部/低收及中低收入戶證明文件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20"><text:span text:style-name="預設段落字型"><text:span text:style-name="T77">前端服務網址</text:span></text:span></text:p>
          </table:table-cell>
          <table:table-cell table:style-name="表格2.C3" office:value-type="string">
            <text:p text:style-name="P30"/>
          </table:table-cell>
        </table:table-row>
        <table:table-row table:style-name="表格2.4">
          <table:covered-table-cell/>
          <table:table-cell table:style-name="表格2.B3" office:value-type="string">
            <text:p text:style-name="P20"><text:span text:style-name="預設段落字型"><text:span text:style-name="T80">服務</text:span></text:span><text:span text:style-name="預設段落字型"><text:span text:style-name="T81">跳</text:span></text:span><text:span text:style-name="預設段落字型"><text:span text:style-name="T80">轉</text:span></text:span><text:span text:style-name="預設段落字型"><text:span text:style-name="T79">網址</text:span></text:span></text:p>
            <text:p text:style-name="P20"><text:span text:style-name="預設段落字型"><text:span text:style-name="T80">(return_url)</text:span></text:span></text:p>
          </table:table-cell>
          <table:table-cell table:style-name="表格2.C3" office:value-type="string">
            <text:p text:style-name="P33"/>
            <text:p text:style-name="P34"><text:span text:style-name="T88">(</text:span><text:span text:style-name="T87">請填寫</text:span><text:span text:style-name="T89">含</text:span><text:span text:style-name="T90">Domain Name 的路徑</text:span><text:span text:style-name="T88">)</text:span>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20"><text:span text:style-name="預設段落字型"><text:span text:style-name="T80">SP-API 連線位址</text:span></text:span></text:p>
          </table:table-cell>
          <table:table-cell table:style-name="表格2.C3" office:value-type="string">
            <text:p text:style-name="P42"><text:s/></text:p>
            <text:p text:style-name="P43"><text:span text:style-name="T92">(</text:span><text:span text:style-name="T91">請填寫固定IP，僅限1組，若為浮動IP請填寫Domain name)</text:span>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29">連線至MyData授權</text:p>
            <text:p text:style-name="P29"><text:span text:style-name="預設段落字型"><text:span text:style-name="T82">API之連線位址</text:span></text:span></text:p>
          </table:table-cell>
          <table:table-cell table:style-name="表格2.C3" office:value-type="string">
            <text:p text:style-name="P28"/>
            <text:p text:style-name="P28"/>
            <text:p text:style-name="P50"><text:span text:style-name="T94">(若未填寫則預設與</text:span><text:span text:style-name="T97">SP</text:span><text:span text:style-name="T96">-API連線位址相同)</text:span>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35">是否使用API KEY</text:p>
          </table:table-cell>
          <table:table-cell table:style-name="表格2.C3" office:value-type="string">
            <text:p text:style-name="P37"><text:span text:style-name="預設段落字型"><text:span text:style-name="T83">□ </text:span></text:span><text:span text:style-name="預設段落字型"><text:span text:style-name="T84">是 □ 否 </text:span></text:span></text:p>
            <text:p text:style-name="P37"><text:span text:style-name="預設段落字型"><text:span text:style-name="T35">*若需使用請於申請完成後提供API KEY</text:span></text:span><text:span text:style-name="預設段落字型"><text:span text:style-name="T41"> </text:span></text:span>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36">是否使用RSA Public Key加密<text:span text:style-name="T85">client_secret</text:span></text:p>
          </table:table-cell>
          <table:table-cell table:style-name="表格2.C3" office:value-type="string">
            <text:p text:style-name="P37"><text:span text:style-name="預設段落字型"><text:span text:style-name="T83">□ </text:span></text:span><text:span text:style-name="預設段落字型"><text:span text:style-name="T84">是 □ 否 </text:span></text:span></text:p>
            <text:p text:style-name="P48"><text:span text:style-name="預設段落字型"><text:span text:style-name="T35">*若需使用請</text:span></text:span><text:span text:style-name="預設段落字型"><text:span text:style-name="T36">於</text:span></text:span><text:span text:style-name="預設段落字型"><text:span text:style-name="T35">申請完成後提供RSA Public Key</text:span></text:span></text:p>
          </table:table-cell>
        </table:table-row>
      </table:table>
      <text:p text:style-name="P39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9">承辦人簽章</text:p>
          </table:table-cell>
          <table:table-cell table:style-name="表格3.B1" office:value-type="string">
            <text:p text:style-name="P6"/>
          </table:table-cell>
          <table:table-cell table:style-name="表格3.B1" office:value-type="string">
            <text:p text:style-name="P9">申請日期</text:p>
          </table:table-cell>
          <table:table-cell table:style-name="表格3.D1" office:value-type="string">
            <text:p text:style-name="P9"/>
          </table:table-cell>
        </table:table-row>
        <table:table-row table:style-name="表格3.1">
          <table:table-cell table:style-name="表格3.A2" office:value-type="string">
            <text:p text:style-name="P18"><text:span text:style-name="預設段落字型"><text:span text:style-name="T18">單位主管</text:span></text:span><text:span text:style-name="預設段落字型"><text:span text:style-name="T19">簽章</text:span></text:span></text:p>
          </table:table-cell>
          <table:table-cell table:style-name="表格3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23">申請機構章</text:p>
          </table:table-cell>
          <table:table-cell table:style-name="表格3.B3" table:number-columns-spanned="3" office:value-type="string">
            <text:p text:style-name="P24">　<text:span text:style-name="T75">(公務機關免提供</text:span><text:span text:style-name="T76">、</text:span><text:span text:style-name="T75">非公務機關申請測試免提供)</text:span></text:p>
          </table:table-cell>
          <table:covered-table-cell/>
          <table:covered-table-cell/>
        </table:table-row>
        <table:table-row table:style-name="表格3.1">
          <table:table-cell table:style-name="表格3.A4" table:number-columns-spanned="4" office:value-type="string">
            <text:p text:style-name="P27"><text:span text:style-name="T70">目的事業主管機關核定結果</text:span><text:span text:style-name="T71">(</text:span><text:span text:style-name="T72">無</text:span><text:span text:style-name="T73">目的事業主管機關者免填</text:span><text:span text:style-name="T71">)</text:span></text:p>
          </table:table-cell>
          <table:covered-table-cell/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26">核定機關</text:p>
          </table:table-cell>
          <table:table-cell table:style-name="表格3.B5" office:value-type="string">
            <text:p text:style-name="P7"/>
          </table:table-cell>
          <table:table-cell table:style-name="表格3.C5" office:value-type="string">
            <text:p text:style-name="P19"><text:span text:style-name="預設段落字型"><text:span text:style-name="T44">核定</text:span></text:span><text:span text:style-name="預設段落字型"><text:span text:style-name="T43">日期</text:span></text:span></text:p>
          </table:table-cell>
          <table:table-cell table:style-name="表格3.D5" office:value-type="string">
            <text:p text:style-name="P26"/>
          </table:table-cell>
        </table:table-row>
        <table:table-row table:style-name="表格3.6">
          <table:table-cell table:style-name="表格3.A6" office:value-type="string">
            <text:p text:style-name="P26"><text:span text:style-name="T69">核定</text:span>結果</text:p>
          </table:table-cell>
          <table:table-cell table:style-name="表格3.B6" table:number-columns-spanned="3" office:value-type="string">
            <text:p text:style-name="P8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7">
          <table:table-cell table:style-name="表格3.A4" table:number-columns-spanned="4" office:value-type="string">
            <text:p text:style-name="P26">申請結果（由<text:span text:style-name="T69">國家發展委員會</text:span>填寫）</text:p>
          </table:table-cell>
          <table:covered-table-cell/>
          <table:covered-table-cell/>
          <table:covered-table-cell/>
        </table:table-row>
        <table:table-row table:style-name="表格3.6">
          <table:table-cell table:style-name="表格3.A8" office:value-type="string">
            <text:p text:style-name="P26">申請結果</text:p>
          </table:table-cell>
          <table:table-cell table:style-name="表格3.B8" table:number-columns-spanned="3" office:value-type="string">
            <text:p text:style-name="P8">　□同意 <text:s/>　□不同意　 □請補件：＿＿＿＿＿＿＿＿＿＿</text:p>
          </table:table-cell>
          <table:covered-table-cell/>
          <table:covered-table-cell/>
        </table:table-row>
        <table:table-row>
          <table:table-cell table:style-name="表格3.A9" table:number-columns-spanned="4" office:value-type="string">
            <text:p text:style-name="P40">填表說明：</text:p>
            <text:list xml:id="list940255031" text:style-name="WW8Num1">
              <text:list-item>
                <text:p text:style-name="P44"><text:span text:style-name="預設段落字型"><text:span text:style-name="T46">公務機關應填具申請表並函送本會；非公務機關應填具申請表並用印後，函請目的事業主管機關，目的事業主管機關於十日內完成核定作業，</text:span></text:span><text:span text:style-name="預設段落字型"><text:span text:style-name="T47">若核定同意後請函送本會，若不同意則由目的事業主管機關</text:span></text:span><text:span text:style-name="預設段落字型"><text:span text:style-name="T53">逕復</text:span></text:span><text:span text:style-name="預設段落字型"><text:span text:style-name="T47">申請結果。</text:span></text:span></text:p>
              </text:list-item>
              <text:list-item>
                <text:p text:style-name="P45"><text:span text:style-name="預設段落字型"><text:span text:style-name="T48">申請通過</text:span></text:span><text:span text:style-name="預設段落字型"><text:span text:style-name="T49">後</text:span></text:span><text:span text:style-name="預設段落字型"><text:span text:style-name="T50">由維運團隊</text:span></text:span><text:span text:style-name="預設段落字型"><text:span text:style-name="T49">於</text:span></text:span><text:span text:style-name="預設段落字型"><text:span text:style-name="T48">MyData管理後臺填寫</text:span></text:span><text:span text:style-name="預設段落字型"><text:span text:style-name="T49">服務項目及服務內容</text:span></text:span><text:span text:style-name="預設段落字型"><text:span text:style-name="T45">。</text:span></text:span></text:p>
              </text:list-item>
              <text:list-item>
                <text:p text:style-name="P46"><text:span text:style-name="預設段落字型"><text:span text:style-name="T57">服務提供者應於線上服務揭示</text:span></text:span><text:span text:style-name="預設段落字型"><text:span text:style-name="T58">服務條款，</text:span></text:span><text:span text:style-name="預設段落字型"><text:span text:style-name="T57">包含服務名稱</text:span></text:span><text:span text:style-name="預設段落字型"><text:span text:style-name="T58">、</text:span></text:span><text:span text:style-name="預設段落字型"><text:span text:style-name="T57">服務目的與內容</text:span></text:span><text:span text:style-name="預設段落字型"><text:span text:style-name="T58">、</text:span></text:span><text:span text:style-name="預設段落字型"><text:span text:style-name="T57">資料集項目</text:span></text:span><text:span text:style-name="預設段落字型"><text:span text:style-name="T58">、資料儲存與使用方式、當事人相關權利</text:span></text:span><text:span text:style-name="預設段落字型"><text:span text:style-name="T57">等內容。</text:span></text:span></text:p>
              </text:list-item>
              <text:list-item>
                <text:p text:style-name="P47"><text:span text:style-name="預設段落字型"><text:span text:style-name="T49">開發介接程式</text:span></text:span><text:span text:style-name="預設段落字型"><text:span text:style-name="T51">請參考</text:span></text:span><text:span text:style-name="預設段落字型"><text:span text:style-name="T54">「數位服務個人化</text:span></text:span><text:span text:style-name="預設段落字型"><text:span text:style-name="T55">(</text:span></text:span><text:span text:style-name="預設段落字型"><text:span text:style-name="T56">MyData</text:span></text:span><text:span text:style-name="預設段落字型"><text:span text:style-name="T55">)</text:span></text:span><text:span text:style-name="預設段落字型"><text:span text:style-name="T54">應用規範</text:span></text:span><text:span text:style-name="預設段落字型"><text:span text:style-name="T52">」及其技術文件</text:span></text:span><text:span text:style-name="預設段落字型"><text:span text:style-name="T51">，如果有任何問題，歡迎來電洽詢(02)2192-7111，或E-mail至本平台客服信箱：mydata@ndc.gov.tw</text:span></text:span><text:span text:style-name="預設段落字型"><text:span text:style-name="T54">。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1" svg:font-family="標楷體"/>
    <style:font-face style:name="細明體" svg:font-family="細明體, MingLiU" style:font-family-generic="modern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S PGothic" svg:font-family="'MS PGothic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1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63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1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Calibri" fo:font-family="Calibri" style:font-family-generic="swiss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6pt" style:font-name-asian="MS PGothic" style:font-family-asian="'MS PGothic'" style:font-family-generic-asian="swiss" style:font-pitch-asian="variable" style:font-size-asian="16pt" style:language-asian="ja" style:country-asian="JP" style:font-size-complex="10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18cm" fo:margin-bottom="0.318cm" loext:contextual-spacing="false" fo:line-height="200%" fo:hyphenation-ladder-count="no-limit" fo:keep-with-next="always"/>
      <style:text-properties style:font-name="Arial" fo:font-family="Arial" style:font-family-generic="swiss" style:font-pitch="variable" fo:font-size="26pt" fo:font-weight="bold" style:font-name-asian="Arial" style:font-family-asian="Arial" style:font-family-generic-asian="swiss" style:font-pitch-asian="variable" style:font-size-asian="26pt" style:font-weight-asian="bold" style:font-name-complex="Arial" style:font-family-complex="Arial" style:font-family-generic-complex="swiss" style:font-pitch-complex="variable" style:font-size-complex="10pt" fo:hyphenate="false"/>
    </style:style>
    <style:style style:name="Heading_20_2" style:display-name="Heading 2" style:family="paragraph" style:parent-style-name="Standard" style:next-style-name="Text_20_body_20_indent" style:default-outline-level="2" style:class="text">
      <style:paragraph-properties fo:line-height="200%" fo:hyphenation-ladder-count="no-limit" fo:keep-with-next="always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10pt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hyphenation-ladder-count="no-limit" fo:keep-with-next="always"/>
      <style:text-properties style:font-name="Calibri Light" fo:font-family="'Calibri Light'" style:font-family-generic="swiss" style:font-pitch="variable" fo:font-size="18pt" fo:font-weight="bold" style:font-name-asian="Calibri Light" style:font-family-asian="'Calibri Light'" style:font-family-generic-asian="swiss" style:font-pitch-asian="variable" style:font-size-asian="18pt" style:font-weight-asian="bold" style:font-name-complex="Calibri Light" style:font-family-complex="'Calibri Light'" style:font-family-generic-complex="swiss" style:font-pitch-complex="variable" style:font-size-complex="18pt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本文縮排_20_2" style:display-name="本文縮排 2" style:family="paragraph" style:parent-style-name="Standard">
      <style:paragraph-properties fo:margin-left="1.588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標楷體" fo:font-family="標楷體" style:font-family-generic="script" style:font-pitch="fixed" style:font-name-asian="標楷體" style:font-family-asian="標楷體" style:font-family-generic-asian="script" style:font-pitch-asian="fixed" style:font-name-complex="標楷體" style:font-family-complex="標楷體" style:font-family-generic-complex="script" style:font-pitch-complex="fixed" style:font-size-complex="12pt" fo:hyphenate="false"/>
    </style:style>
    <style:style style:name="Header" style:family="paragraph" style:parent-style-name="Standard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/>
    </style:style>
    <style:style style:name="註解文字" style:family="paragraph" style:parent-style-name="Standard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complex="12pt" fo:hyphenate="false"/>
    </style:style>
    <style:style style:name="清單段落" style:family="paragraph" style:parent-style-name="Standard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註解方塊文字" style:family="paragraph" style:parent-style-name="Standard">
      <style:paragraph-properties fo:hyphenation-ladder-count="no-limit"/>
      <style:text-properties style:font-name="Cambria" fo:font-family="Cambria" style:font-family-generic="roman" style:font-pitch="variable" fo:font-size="9pt" style:font-name-asian="Cambria" style:font-family-asian="Cambria" style:font-family-generic-asian="roman" style:font-pitch-asian="variable" style:font-size-asian="9pt" style:font-name-complex="Cambria" style:font-family-complex="Cambria" style:font-family-generic-complex="roman" style:font-pitch-complex="variable" style:font-size-complex="9pt" fo:hyphenate="false"/>
    </style:style>
    <style:style style:name="Default" style:family="paragraph">
      <style:paragraph-properties fo:hyphenation-ladder-count="no-limit" style:text-autospace="none"/>
      <style:text-properties fo:color="#000000" style:font-name="標楷體" fo:font-family="標楷體" style:font-family-generic="script" style:font-pitch="fixed" style:font-name-asian="標楷體" style:font-family-asian="標楷體" style:font-family-generic-asian="script" style:font-pitch-asian="fixed" style:font-name-complex="標楷體" style:font-family-complex="標楷體" style:font-family-generic-complex="script" style:font-pitch-complex="fixed" style:language-complex="ar" style:country-complex="SA" fo:hyphenate="false"/>
    </style:style>
    <style:style style:name="純文字" style:family="paragraph" style:parent-style-name="Standard">
      <style:paragraph-properties style:line-height-at-least="0.635cm" fo:hyphenation-ladder-count="no-limit"/>
      <style:text-properties style:font-name="細明體" fo:font-family="細明體, MingLiU" style:font-family-generic="modern" style:font-name-asian="細明體" style:font-family-asian="細明體, MingLiU" style:font-family-generic-asian="modern" style:font-name-complex="Courier New" style:font-family-complex="'Courier New'" style:font-family-generic-complex="modern" style:font-pitch-complex="fixed" style:font-size-complex="10pt" fo:hyphenate="false"/>
    </style:style>
    <style:style style:name="表標題置中" style:family="paragraph" style:parent-style-name="Text_20_body">
      <style:paragraph-properties fo:margin-top="0.035cm" fo:margin-bottom="0.035cm" loext:contextual-spacing="false" fo:line-height="0.706cm" fo:text-align="center" style:justify-single-word="false" fo:orphans="2" fo:widows="2" fo:hyphenation-ladder-count="no-limit" style:snap-to-layout-grid="false"/>
      <style:text-properties style:font-name="Times New Roman" fo:font-family="'Times New Roman'" style:font-family-generic="roman" style:font-pitch="variable" fo:font-size="14pt" fo:language="zh" fo:country="TW" style:font-name-asian="標楷體" style:font-family-asian="標楷體" style:font-family-generic-asian="script" style:font-pitch-asian="fixed" style:font-size-asian="14pt" style:font-size-complex="10pt" fo:hyphenate="false"/>
    </style:style>
    <style:style style:name="金額_28_適用表格_29_靠右" style:display-name="金額(適用表格)靠右" style:family="paragraph" style:parent-style-name="表標題置中">
      <style:paragraph-properties fo:text-align="end" style:justify-single-word="false" fo:hyphenation-ladder-count="no-limit">
        <style:tab-stops>
          <style:tab-stop style:position="8.573cm"/>
        </style:tab-stops>
      </style:paragraph-properties>
      <style:text-properties fo:hyphenate="false"/>
    </style:style>
    <style:style style:name="表格內文靠左_28_數_2f_文混合_29_" style:display-name="表格內文靠左(數/文混合)" style:family="paragraph" style:parent-style-name="表標題置中">
      <style:paragraph-properties fo:text-align="start" style:justify-single-word="false" fo:hyphenation-ladder-count="no-limit"/>
      <style:text-properties fo:hyphenate="false"/>
    </style:style>
    <style:style style:name="Text_20_body_20_indent" style:display-name="Text body indent" style:family="paragraph" style:parent-style-name="Standard" style:class="text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_ff11__ff0e_" style:display-name="１．" style:family="paragraph" style:parent-style-name="Standard">
      <style:paragraph-properties fo:margin-left="1.508cm" fo:margin-right="0cm" fo:text-align="justify" style:justify-single-word="false" fo:hyphenation-ladder-count="no-limit" fo:text-indent="-0.374cm" style:auto-text-indent="false">
        <style:tab-stops/>
      </style:paragraph-properties>
      <style:text-properties style:font-name="新細明體" fo:font-family="新細明體, PMingLiU" style:font-family-generic="roman" style:font-pitch="variable" fo:font-size="10pt" style:font-size-asian="10pt" style:font-size-complex="12pt" fo:hyphenate="false"/>
    </style:style>
    <style:style style:name="註解主旨" style:family="paragraph" style:parent-style-name="註解文字" style:next-style-name="註解文字">
      <style:paragraph-properties fo:hyphenation-ladder-count="no-limit"/>
      <style:text-properties fo:font-weight="bold" style:font-weight-asian="bold" style:font-size-complex="11pt" style:font-weight-complex="bold" fo:hyphenate="false"/>
    </style:style>
    <style:style style:name="修訂" style:family="paragraph">
      <style:paragraph-properties fo:orphans="2" fo:widows="2" fo:hyphenation-ladder-count="no-limit"/>
      <style:text-properties style:font-name="Calibri" fo:font-family="Calibri" style:font-family-generic="swiss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預設段落字型" style:family="text"/>
    <style:style style:name="WW8Num1z0" style:family="text">
      <style:text-properties fo:font-weight="normal" style:font-weight-asian="norm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標楷體" fo:font-family="標楷體" style:font-family-generic="script" style:font-pitch="fixed" fo:font-weight="normal" style:font-name-asian="標楷體" style:font-family-asian="標楷體" style:font-family-generic-asian="script" style:font-pitch-asian="fixed" style:font-weight-asian="normal" style:font-name-complex="標楷體" style:font-family-complex="標楷體" style:font-family-generic-complex="script" style:font-pitch-complex="fixed" style:font-size-complex="12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本文縮排_20_2_20_字元" style:display-name="本文縮排 2 字元" style:family="text">
      <style:text-properties style:font-name="標楷體" fo:font-family="標楷體" style:font-family-generic="script" style:font-pitch="fixed" fo:font-size="12pt" style:letter-kerning="true" style:font-name-asian="標楷體" style:font-family-asian="標楷體" style:font-family-generic-asian="script" style:font-pitch-asian="fixed" style:font-size-asian="12pt" style:font-name-complex="標楷體" style:font-family-complex="標楷體" style:font-family-generic-complex="script" style:font-pitch-complex="fixed" style:font-size-complex="12pt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預設段落字型"/>
    <style:style style:name="註解參照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標題_20_字元" style:display-name="標題 字元" style:family="text">
      <style:text-properties style:font-name="Times New Roman" fo:font-family="'Times New Roman'" style:font-family-generic="roman" style:font-pitch="variable" fo:font-size="16pt" style:letter-kerning="true" style:font-name-asian="MS PGothic" style:font-family-asian="'MS PGothic'" style:font-family-generic-asian="swiss" style:font-pitch-asian="variable" style:font-size-asian="16pt" style:language-asian="ja" style:country-asian="JP" style:font-name-complex="Times New Roman" style:font-family-complex="'Times New Roman'" style:font-family-generic-complex="roman" style:font-pitch-complex="variable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純文字_20_字元" style:display-name="純文字 字元" style:family="text">
      <style:text-properties style:font-name="細明體" fo:font-family="細明體, MingLiU" style:font-family-generic="modern" fo:font-size="12pt" style:letter-kerning="true" style:font-name-asian="細明體" style:font-family-asian="細明體, MingLiU" style:font-family-generic-asian="modern" style:font-size-asian="12pt" style:font-name-complex="Courier New" style:font-family-complex="'Courier New'" style:font-family-generic-complex="modern" style:font-pitch-complex="fixed" style:font-size-complex="12pt"/>
    </style:style>
    <style:style style:name="標題_20_1_20_字元" style:display-name="標題 1 字元" style:family="text">
      <style:text-properties style:font-name="Arial" fo:font-family="Arial" style:font-family-generic="swiss" style:font-pitch="variable" fo:font-size="26pt" fo:font-weight="bold" style:letter-kerning="true" style:font-name-asian="Arial" style:font-family-asian="Arial" style:font-family-generic-asian="swiss" style:font-pitch-asian="variable" style:font-size-asian="26pt" style:font-weight-asian="bold" style:font-name-complex="Arial" style:font-family-complex="Arial" style:font-family-generic-complex="swiss" style:font-pitch-complex="variable"/>
    </style:style>
    <style:style style:name="標題_20_2_20_字元" style:display-name="標題 2 字元" style:family="text">
      <style:text-properties style:font-name="Arial" fo:font-family="Arial" style:font-family-generic="swiss" style:font-pitch="variable" fo:font-size="24pt" fo:font-weight="bold" style:letter-kerning="true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/>
    </style:style>
    <style:style style:name="本文_20_字元" style:display-name="本文 字元" style:family="text">
      <style:text-properties fo:font-size="12pt" style:letter-kerning="true" style:font-size-asian="12pt" style:font-size-complex="11pt"/>
    </style:style>
    <style:style style:name="標題_20_3_20_字元" style:display-name="標題 3 字元" style:family="text">
      <style:text-properties style:font-name="Calibri Light" fo:font-family="'Calibri Light'" style:font-family-generic="swiss" style:font-pitch="variable" fo:font-size="18pt" fo:font-weight="bold" style:letter-kerning="true" style:font-name-asian="新細明體" style:font-family-asian="新細明體, PMingLiU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註解主旨_20_字元" style:display-name="註解主旨 字元" style:family="text">
      <style:text-properties style:font-name="Times New Roman" fo:font-family="'Times New Roman'" style:font-family-generic="roman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fo:font-weight="normal" style:font-weight-asian="normal"/>
    </style:style>
    <style:style style:name="WW_5f_CharLFO18LVL1" style:display-name="WW_CharLFO18LVL1" style:family="text">
      <style:text-properties fo:color="#000000" style:font-name="標楷體" fo:font-family="標楷體" style:font-family-generic="script" style:font-pitch="fixed" fo:font-weight="normal" style:font-name-asian="標楷體" style:font-family-asian="標楷體" style:font-family-generic-asian="script" style:font-pitch-asian="fixed" style:font-weight-asian="normal" style:font-name-complex="標楷體" style:font-family-complex="標楷體" style:font-family-generic-complex="script" style:font-pitch-complex="fixed" style:font-size-complex="12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5a958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9pt" officeooo:rsid="00b818a4" style:font-name-asian="Times New Roman" style:font-size-asian="9pt" style:language-asian="zh" style:country-asian="TW" style:font-name-complex="新細明體" style:font-size-complex="9pt"/>
    </style:style>
    <style:style style:name="MT2" style:family="text">
      <style:text-properties style:font-name="Times New Roman" fo:font-size="9pt" officeooo:rsid="0106d9c7" style:font-name-asian="Times New Roman" style:font-size-asian="9pt" style:language-asian="zh" style:country-asian="TW" style:font-name-complex="新細明體" style:font-size-complex="9pt"/>
    </style:style>
    <style:style style:name="MT3" style:family="text">
      <style:text-properties style:font-name="新細明體" fo:font-size="9pt" style:font-size-asian="9pt" style:language-asian="zh" style:country-asian="HK" style:font-name-complex="新細明體" style:font-size-complex="9pt"/>
    </style:style>
    <style:style style:name="MT4" style:family="text">
      <style:text-properties style:font-name="新細明體" fo:font-size="9pt" style:font-size-asian="9pt" style:language-asian="zh" style:country-asian="TW" style:font-name-complex="新細明體" style:font-size-complex="9pt"/>
    </style:style>
    <style:style style:name="MT5" style:family="text">
      <style:text-properties style:font-name="新細明體" fo:font-size="9pt" style:font-size-asian="9pt" style:font-name-complex="新細明體" style:font-size-complex="9pt"/>
    </style:style>
    <style:style style:name="MT6" style:family="text">
      <style:text-properties style:font-name="新細明體" fo:font-size="9pt" officeooo:rsid="003efcf9" style:font-size-asian="9pt" style:font-name-complex="新細明體" style:font-size-complex="9pt"/>
    </style:style>
    <style:style style:name="MT7" style:family="text">
      <style:text-properties style:font-name="新細明體" fo:font-size="9pt" officeooo:rsid="0065fe6c" style:font-size-asian="9pt" style:font-name-complex="新細明體" style:font-size-complex="9pt"/>
    </style:style>
    <style:style style:name="MT8" style:family="text">
      <style:text-properties style:font-name="新細明體" fo:font-size="9pt" officeooo:rsid="0062c58e" style:font-size-asian="9pt" style:font-name-complex="新細明體" style:font-size-complex="9pt"/>
    </style:style>
    <style:style style:name="MT9" style:family="text">
      <style:text-properties style:font-name="新細明體" fo:font-size="9pt" officeooo:rsid="006db533" style:font-size-asian="9pt" style:font-name-complex="新細明體" style:font-size-complex="9pt"/>
    </style:style>
    <style:style style:name="MT10" style:family="text">
      <style:text-properties style:font-name="標楷體" style:font-name-asian="標楷體" style:font-name-complex="標楷體"/>
    </style:style>
    <style:style style:name="MT11" style:family="text">
      <style:text-properties style:font-name="標楷體" fo:language="zh" fo:country="TW" style:font-name-asian="標楷體" style:font-name-complex="標楷體"/>
    </style:style>
    <style:style style:name="MT12" style:family="text">
      <style:text-properties style:font-name="標楷體" style:font-name-asian="標楷體" style:font-name-complex="標楷體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預設段落字型"><text:span text:style-name="MT1">M</text:span></text:span><text:span text:style-name="預設段落字型"><text:span text:style-name="MT2">yData平臺</text:span></text:span><text:span text:style-name="預設段落字型"><text:span text:style-name="MT3">服務提供者</text:span></text:span><text:span text:style-name="預設段落字型"><text:span text:style-name="MT4">介接</text:span></text:span><text:span text:style-name="預設段落字型"><text:span text:style-name="MT5">申請表</text:span></text:span><text:span text:style-name="預設段落字型"><text:span text:style-name="MT6">V</text:span></text:span><text:span text:style-name="預設段落字型"><text:span text:style-name="MT7">2</text:span></text:span><text:span text:style-name="預設段落字型"><text:span text:style-name="MT6">.0</text:span></text:span><text:span text:style-name="預設段落字型"><text:span text:style-name="MT5">_</text:span></text:span><text:span text:style-name="預設段落字型"><text:span text:style-name="MT8">109</text:span></text:span><text:span text:style-name="預設段落字型"><text:span text:style-name="MT7">0</text:span></text:span><text:span text:style-name="預設段落字型"><text:span text:style-name="MT9">519</text:span></text:span></text:p>
      </style:header>
      <style:footer>
        <text:p text:style-name="MP2"><text:span text:style-name="預設段落字型"><text:span text:style-name="MT10">第</text:span></text:span><text:span text:style-name="預設段落字型"><text:span text:style-name="MT11"> </text:span></text:span><text:span text:style-name="預設段落字型"><text:span text:style-name="MT12"><text:page-number text:select-page="current">2</text:page-number></text:span></text:span><text:span text:style-name="預設段落字型"><text:span text:style-name="MT12">頁，共</text:span></text:span><text:span text:style-name="預設段落字型"><text:span text:style-name="MT11"> </text:span></text:span><text:span text:style-name="預設段落字型"><text:span text:style-name="MT12"><text:page-count style:num-format="1">2</text:page-count></text:span></text:span><text:span text:style-name="預設段落字型"><text:span text:style-name="MT12">頁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DC_ODF_Application_Tools/2.0.3$Windows_X86_64 LibreOffice_project/1472acae6e38251b44b07e4fedb25fc989b2f3fb</meta:generator>
    <meta:creation-date>2019-07-24T16:30:29.895000000</meta:creation-date>
    <meta:editing-cycles>64</meta:editing-cycles>
    <meta:editing-duration>PT7H18M25S</meta:editing-duration>
    <dc:date>2020-05-19T15:08:40.729000000</dc:date>
    <meta:print-date>2020-05-19T14:39:38.407000000</meta:print-date>
    <meta:document-statistic meta:table-count="3" meta:image-count="0" meta:object-count="0" meta:page-count="2" meta:paragraph-count="67" meta:word-count="900" meta:character-count="1143" meta:non-whitespace-character-count="1056"/>
  </office:meta>
</office:document-meta>
</file>